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Yu Gothic Medium" svg:font-family="'Yu Gothic Medium'"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3pt" style:font-size-asian="13pt" style:font-size-complex="13pt"/>
    </style:style>
    <style:style style:name="P2" style:family="paragraph" style:parent-style-name="Heading_20_1">
      <style:paragraph-properties fo:text-align="center" style:justify-single-word="false"/>
      <style:text-properties fo:color="#000000" style:font-name="Verdana" fo:font-size="16pt" fo:font-weight="bold" style:font-size-asian="16pt" style:font-size-complex="16pt" loext:padding="0cm" loext:border="none"/>
    </style:style>
    <style:style style:name="P3" style:family="paragraph" style:parent-style-name="Heading_20_2">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style:font-size-asian="13pt" style:font-size-complex="13pt" loext:padding="0cm" loext:border="none"/>
    </style:style>
    <style:style style:name="P4" style:family="paragraph" style:parent-style-name="Heading_20_2">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normal" officeooo:rsid="000b47f8" style:font-name-asian="NSimSun" style:font-size-asian="13pt" style:font-weight-asian="normal" style:font-name-complex="Lucida Sans" style:font-size-complex="13pt" style:font-weight-complex="normal" loext:padding="0cm" loext:border="none"/>
    </style:style>
    <style:style style:name="P5" style:family="paragraph" style:parent-style-name="Heading_20_2">
      <style:paragraph-properties fo:margin-left="0cm" fo:margin-right="0cm" fo:margin-top="0cm" fo:margin-bottom="0cm" loext:contextual-spacing="false" fo:line-height="100%" fo:text-align="center" style:justify-single-word="false" fo:text-indent="0cm" style:auto-text-indent="false"/>
      <style:text-properties fo:color="#000000" style:font-name="Verdana" fo:font-size="15pt" fo:font-weight="bold" style:font-size-asian="15pt" style:font-size-complex="15pt" loext:padding="0cm" loext:border="none"/>
    </style:style>
    <style:style style:name="P6" style:family="paragraph" style:parent-style-name="Heading_20_3">
      <style:paragraph-properties fo:margin-left="0cm" fo:margin-right="0cm" fo:margin-top="0cm" fo:margin-bottom="0cm" loext:contextual-spacing="false" fo:line-height="100%" fo:text-indent="0cm" style:auto-text-indent="false"/>
      <style:text-properties fo:color="#000000" style:font-name="Verdana" fo:font-size="13pt" fo:font-weight="bold" style:font-size-asian="13pt" style:font-size-complex="13pt" loext:padding="0cm" loext:border="none"/>
    </style:style>
    <style:style style:name="P7"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style:font-size-asian="13pt" style:font-size-complex="13pt" loext:padding="0cm" loext:border="none"/>
    </style:style>
    <style:style style:name="P8"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paragraph-rsid="000b47f8" style:font-size-asian="13pt" style:font-size-complex="13pt" loext:padding="0cm" loext:border="none"/>
    </style:style>
    <style:style style:name="P9"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rsid="000b47f8" officeooo:paragraph-rsid="000d6b12" style:font-name-asian="NSimSun" style:font-size-asian="13pt" style:font-weight-asian="bold" style:font-name-complex="Lucida Sans" style:font-size-complex="13pt" style:font-weight-complex="bold" loext:padding="0cm" loext:border="none"/>
    </style:style>
    <style:style style:name="P10" style:family="paragraph" style:parent-style-name="Heading_20_3">
      <style:paragraph-properties fo:margin-left="0cm" fo:margin-right="0cm" fo:margin-top="0cm" fo:margin-bottom="0cm" loext:contextual-spacing="false" fo:line-height="100%" fo:text-indent="0cm" style:auto-text-indent="false"/>
      <style:text-properties fo:color="#000000" style:font-name="Verdana" fo:font-size="13pt" style:font-size-asian="13pt" style:font-size-complex="13pt" loext:padding="0cm" loext:border="none"/>
    </style:style>
    <style:style style:name="P11"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4pt" fo:font-weight="bold" style:font-size-asian="14pt" style:font-size-complex="14pt" loext:padding="0cm" loext:border="none"/>
    </style:style>
    <style:style style:name="P12"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4pt" fo:font-weight="bold" officeooo:paragraph-rsid="000b4823" style:font-size-asian="14pt" style:font-size-complex="14pt" loext:padding="0cm" loext:border="none"/>
    </style:style>
    <style:style style:name="P13"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5pt" fo:font-weight="bold" style:font-size-asian="15pt" style:font-size-complex="15pt" loext:padding="0cm" loext:border="none"/>
    </style:style>
    <style:style style:name="P14"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5pt" fo:font-weight="bold" officeooo:paragraph-rsid="000b47f8" style:font-size-asian="15pt" style:font-size-complex="15pt" loext:padding="0cm" loext:border="none"/>
    </style:style>
    <style:style style:name="P15"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5pt" fo:font-weight="bold" officeooo:paragraph-rsid="000b4823" style:font-size-asian="15pt" style:font-size-complex="15pt" loext:padding="0cm" loext:border="none"/>
    </style:style>
    <style:style style:name="P16"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5pt" style:text-underline-style="none" fo:font-weight="bold" style:font-size-asian="15pt" style:font-size-complex="15pt" loext:padding="0cm" loext:border="none"/>
    </style:style>
    <style:style style:name="P17" style:family="paragraph" style:parent-style-name="Heading_20_3">
      <style:paragraph-properties fo:margin-left="0cm" fo:margin-right="0cm" fo:margin-top="0cm" fo:margin-bottom="0cm" loext:contextual-spacing="false" fo:line-height="100%" fo:text-align="start" style:justify-single-word="false" fo:text-indent="0cm" style:auto-text-indent="false"/>
      <style:text-properties officeooo:paragraph-rsid="000d6b12"/>
    </style:style>
    <style:style style:name="P18" style:family="paragraph" style:parent-style-name="Heading_20_3">
      <style:paragraph-properties fo:margin-left="0cm" fo:margin-right="0cm" fo:margin-top="0cm" fo:margin-bottom="0cm" loext:contextual-spacing="false" fo:line-height="100%" fo:text-align="start" style:justify-single-word="false" fo:text-indent="0cm" style:auto-text-indent="false"/>
      <style:text-properties fo:font-style="italic" officeooo:paragraph-rsid="000d6b12" style:font-style-asian="italic" style:font-style-complex="italic"/>
    </style:style>
    <style:style style:name="P19" style:family="paragraph" style:parent-style-name="Text_20_body">
      <style:paragraph-properties fo:text-align="justify" style:justify-single-word="false"/>
      <style:text-properties fo:color="#000000" style:font-name="Verdana" fo:font-size="13pt" fo:font-weight="bold" style:font-size-asian="13pt" style:font-size-complex="13pt" loext:padding="0cm" loext:border="none"/>
    </style:style>
    <style:style style:name="P20" style:family="paragraph" style:parent-style-name="Text_20_body">
      <style:paragraph-properties fo:margin-left="0cm" fo:margin-right="0cm" fo:margin-top="0cm" fo:margin-bottom="0.238cm" loext:contextual-spacing="false" fo:line-height="100%" fo:text-align="justify" style:justify-single-word="false" fo:text-indent="0cm" style:auto-text-indent="false"/>
      <style:text-properties fo:color="#000000" style:font-name="Verdana" fo:font-size="13pt" fo:font-weight="normal" officeooo:paragraph-rsid="000b4823" style:font-size-asian="13pt" style:font-weight-asian="normal" style:font-size-complex="13pt" style:font-weight-complex="normal" loext:padding="0cm" loext:border="none"/>
    </style:style>
    <style:style style:name="P2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style:font-size-asian="13pt" style:font-size-complex="13pt" loext:padding="0cm" loext:border="none"/>
    </style:style>
    <style:style style:name="P2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paragraph-rsid="000b47f8" style:font-size-asian="13pt" style:font-size-complex="13pt" loext:padding="0cm" loext:border="none"/>
    </style:style>
    <style:style style:name="P2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paragraph-rsid="000b4823" style:font-size-asian="13pt" style:font-size-complex="13pt" loext:padding="0cm" loext:border="none"/>
    </style:style>
    <style:style style:name="P2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weight="bold" officeooo:rsid="000b47f8" officeooo:paragraph-rsid="000b47f8" style:font-name-asian="NSimSun" style:font-size-asian="13pt" style:font-weight-asian="bold" style:font-name-complex="Lucida Sans" style:font-size-complex="13pt" style:font-weight-complex="bold" loext:padding="0cm" loext:border="none"/>
    </style:style>
    <style:style style:name="P2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rsid="000b47f8" officeooo:paragraph-rsid="000d6b12" style:font-name-asian="NSimSun" style:font-size-asian="13pt" style:font-weight-asian="bold" style:font-name-complex="Lucida Sans" style:font-size-complex="13pt" style:font-weight-complex="bold" loext:padding="0cm" loext:border="none"/>
    </style:style>
    <style:style style:name="P2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rsid="000d6b12" officeooo:paragraph-rsid="000d6b12" style:font-name-asian="NSimSun" style:font-size-asian="13pt" style:font-weight-asian="bold" style:font-name-complex="Lucida Sans" style:font-size-complex="13pt" style:font-weight-complex="bold" loext:padding="0cm" loext:border="none"/>
    </style:style>
    <style:style style:name="P2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style:font-size-asian="13pt" style:font-size-complex="13pt" loext:padding="0cm" loext:border="none"/>
    </style:style>
    <style:style style:name="P2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officeooo:paragraph-rsid="000b47f8" style:font-size-asian="13pt" style:font-size-complex="13pt" loext:padding="0cm" loext:border="none"/>
    </style:style>
    <style:style style:name="P2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normal" officeooo:rsid="000b47f8" style:font-name-asian="NSimSun" style:font-size-asian="13pt" style:font-weight-asian="normal" style:font-name-complex="Lucida Sans" style:font-size-complex="13pt" style:font-weight-complex="normal" loext:padding="0cm" loext:border="none"/>
    </style:style>
    <style:style style:name="P3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weight="normal" officeooo:rsid="000b47f8" style:font-name-asian="NSimSun" style:font-size-asian="13pt" style:font-weight-asian="normal" style:font-name-complex="Lucida Sans" style:font-size-complex="13pt" style:font-weight-complex="normal" loext:padding="0cm" loext:border="none"/>
    </style:style>
    <style:style style:name="P3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weight="normal" officeooo:rsid="000b47f8" officeooo:paragraph-rsid="000b47f8" style:font-name-asian="NSimSun" style:font-size-asian="13pt" style:font-weight-asian="normal" style:font-name-complex="Lucida Sans" style:font-size-complex="13pt" style:font-weight-complex="normal" loext:padding="0cm" loext:border="none"/>
    </style:style>
    <style:style style:name="P3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style="italic" fo:font-weight="bold" officeooo:rsid="000d6b12" officeooo:paragraph-rsid="000d6b12" style:font-name-asian="NSimSun" style:font-size-asian="13pt" style:font-style-asian="italic" style:font-weight-asian="bold" style:font-name-complex="Lucida Sans" style:font-size-complex="13pt" style:font-style-complex="italic" style:font-weight-complex="bold" loext:padding="0cm" loext:border="none"/>
    </style:style>
    <style:style style:name="P3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font-name="Verdana" fo:font-size="13pt" style:text-underline-style="none" fo:font-weight="normal" officeooo:rsid="000d6b12" officeooo:paragraph-rsid="000d6b12" style:font-name-asian="NSimSun" style:font-size-asian="13pt" style:font-weight-asian="normal" style:font-name-complex="Lucida Sans" style:font-size-complex="13pt" style:font-weight-complex="normal" loext:padding="0cm" loext:border="none"/>
    </style:style>
    <style:style style:name="P3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style="normal" fo:font-weight="normal" officeooo:rsid="000d6b12" officeooo:paragraph-rsid="000d6b12" style:font-name-asian="NSimSun" style:font-size-asian="13pt" style:font-style-asian="normal" style:font-weight-asian="normal" style:font-name-complex="Lucida Sans" style:font-size-complex="13pt" style:font-style-complex="normal" style:font-weight-complex="normal" loext:padding="0cm" loext:border="none"/>
    </style:style>
    <style:style style:name="P3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language="zxx" fo:country="none" fo:font-style="normal" style:text-underline-style="solid" style:text-underline-width="auto" style:text-underline-color="font-color" fo:font-weight="normal" officeooo:rsid="000b47f8" officeooo:paragraph-rsid="000d6b12" fo:background-color="transparent" style:font-name-asian="NSimSun" style:font-size-asian="13pt" style:language-asian="zxx" style:country-asian="none" style:font-style-asian="normal" style:font-weight-asian="normal" style:font-name-complex="Lucida Sans" style:font-size-complex="13pt" style:language-complex="zxx" style:country-complex="none" style:font-style-complex="normal" style:font-weight-complex="normal" loext:padding="0cm" loext:border="none"/>
    </style:style>
    <style:style style:name="P3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5pt" fo:font-weight="bold" officeooo:rsid="000b47f8" officeooo:paragraph-rsid="000b47f8" style:font-name-asian="NSimSun" style:font-size-asian="15pt" style:font-weight-asian="bold" style:font-name-complex="Lucida Sans" style:font-size-complex="15pt" style:font-weight-complex="bold" loext:padding="0cm" loext:border="none"/>
    </style:style>
    <style:style style:name="P3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0b4823"/>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00d6b12"/>
    </style:style>
    <style:style style:name="P3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rsid="000d6b12" officeooo:paragraph-rsid="000d6b12"/>
    </style:style>
    <style:style style:name="P4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text-underline-style="none" officeooo:rsid="000d6b12" officeooo:paragraph-rsid="000d6b12"/>
    </style:style>
    <style:style style:name="P41" style:family="paragraph" style:parent-style-name="Text_20_body" style:list-style-name="L7">
      <style:paragraph-properties fo:margin-top="0cm" fo:margin-bottom="0.238cm" loext:contextual-spacing="false" fo:line-height="100%" fo:text-align="justify" style:justify-single-word="false"/>
      <style:text-properties fo:color="#000000" style:font-name="Verdana" fo:font-size="13pt" officeooo:paragraph-rsid="000b4823" style:font-size-asian="13pt" style:font-size-complex="13pt" loext:padding="0cm" loext:border="none"/>
    </style:style>
    <style:style style:name="P42" style:family="paragraph" style:parent-style-name="Text_20_body" style:list-style-name="L5">
      <style:paragraph-properties fo:margin-top="0cm" fo:margin-bottom="0.238cm" loext:contextual-spacing="false" fo:text-align="justify" style:justify-single-word="false"/>
      <style:text-properties style:font-name="Verdana" fo:font-size="13pt" officeooo:paragraph-rsid="000b47f8" style:font-size-asian="13pt" style:font-size-complex="13pt"/>
    </style:style>
    <style:style style:name="P43" style:family="paragraph" style:parent-style-name="Text_20_body" style:list-style-name="L5">
      <style:paragraph-properties fo:margin-top="0cm" fo:margin-bottom="0.238cm" loext:contextual-spacing="false" fo:text-align="justify" style:justify-single-word="false"/>
      <style:text-properties style:font-name="Verdana" fo:font-size="13pt" officeooo:paragraph-rsid="000b4823" style:font-size-asian="13pt" style:font-size-complex="13pt"/>
    </style:style>
    <style:style style:name="P44" style:family="paragraph" style:parent-style-name="Text_20_body" style:list-style-name="L6">
      <style:paragraph-properties fo:margin-top="0cm" fo:margin-bottom="0.238cm" loext:contextual-spacing="false" fo:text-align="justify" style:justify-single-word="false"/>
      <style:text-properties style:font-name="Verdana" fo:font-size="13pt" officeooo:paragraph-rsid="000b4823" style:font-size-asian="13pt" style:font-size-complex="13pt"/>
    </style:style>
    <style:style style:name="P45" style:family="paragraph" style:parent-style-name="Text_20_body" style:list-style-name="L7">
      <style:paragraph-properties fo:margin-top="0cm" fo:margin-bottom="0.238cm" loext:contextual-spacing="false" fo:line-height="100%" fo:text-align="justify" style:justify-single-word="false"/>
      <style:text-properties style:font-name="Verdana" fo:font-size="13pt" officeooo:paragraph-rsid="000b4823" style:font-size-asian="13pt" style:font-size-complex="13pt"/>
    </style:style>
    <style:style style:name="P46" style:family="paragraph" style:parent-style-name="Text_20_body">
      <style:paragraph-properties fo:margin-top="0cm" fo:margin-bottom="0.238cm" loext:contextual-spacing="false" fo:text-align="justify" style:justify-single-word="false"/>
      <style:text-properties style:font-name="Verdana" fo:font-size="13pt" fo:font-style="italic" officeooo:paragraph-rsid="000b4823" style:font-size-asian="13pt" style:font-style-asian="italic" style:font-size-complex="13pt" style:font-style-complex="italic"/>
    </style:style>
    <style:style style:name="P47" style:family="paragraph" style:parent-style-name="Text_20_body">
      <style:paragraph-properties fo:margin-top="0cm" fo:margin-bottom="0cm" loext:contextual-spacing="false" fo:text-align="justify" style:justify-single-word="false"/>
      <style:text-properties fo:color="#000000" style:font-name="Verdana" fo:font-size="13pt" fo:font-weight="normal" officeooo:rsid="000b47f8" style:font-name-asian="NSimSun" style:font-size-asian="13pt" style:font-weight-asian="normal" style:font-name-complex="Lucida Sans" style:font-size-complex="13pt" style:font-weight-complex="normal" loext:padding="0cm" loext:border="none"/>
    </style:style>
    <style:style style:name="P48" style:family="paragraph" style:parent-style-name="Text_20_body">
      <style:paragraph-properties fo:margin-top="0cm" fo:margin-bottom="0cm" loext:contextual-spacing="false" fo:text-align="justify" style:justify-single-word="false"/>
      <style:text-properties fo:color="#000000" style:font-name="Verdana" fo:font-size="13pt" style:font-size-asian="13pt" style:font-size-complex="13pt" loext:padding="0cm" loext:border="none"/>
    </style:style>
    <style:style style:name="P49"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Verdana" fo:font-size="13pt" fo:letter-spacing="normal" fo:language="zxx" fo:country="none" fo:font-style="normal" style:text-underline-style="solid" style:text-underline-width="auto" style:text-underline-color="font-color" fo:font-weight="normal" officeooo:rsid="000b47f8" officeooo:paragraph-rsid="000d6b12" fo:background-color="transparent" style:font-name-asian="NSimSun" style:font-size-asian="13pt" style:language-asian="zxx" style:country-asian="none" style:font-style-asian="normal" style:font-weight-asian="normal" style:font-name-complex="Lucida Sans" style:font-size-complex="13pt" style:language-complex="zxx" style:country-complex="none" style:font-style-complex="normal" style:font-weight-complex="normal" loext:padding="0cm" loext:border="none"/>
    </style:style>
    <style:style style:name="P50" style:family="paragraph" style:parent-style-name="Heading_20_4">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normal" officeooo:rsid="000b47f8" style:font-name-asian="NSimSun" style:font-size-asian="13pt" style:font-weight-asian="normal" style:font-name-complex="Lucida Sans" style:font-size-complex="13pt" style:font-weight-complex="normal" loext:padding="0cm" loext:border="none"/>
    </style:style>
    <style:style style:name="T1" style:family="text">
      <style:text-properties officeooo:rsid="0008ec68"/>
    </style:style>
    <style:style style:name="T2" style:family="text">
      <style:text-properties officeooo:rsid="000b47f8"/>
    </style:style>
    <style:style style:name="T3" style:family="text">
      <style:text-properties fo:font-weight="normal" style:font-weight-asian="normal" style:font-weight-complex="normal"/>
    </style:style>
    <style:style style:name="T4" style:family="text">
      <style:text-properties fo:font-weight="normal" officeooo:rsid="000d0288"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weight-asian="bold"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loext:padding="0cm" loext:border="none"/>
    </style:style>
    <style:style style:name="T11" style:family="text">
      <style:text-properties fo:color="#000000" officeooo:rsid="000b47f8" loext:padding="0cm" loext:border="none"/>
    </style:style>
    <style:style style:name="T12" style:family="text">
      <style:text-properties fo:color="#000000" officeooo:rsid="000b4823" loext:padding="0cm" loext:border="none"/>
    </style:style>
    <style:style style:name="T13" style:family="text">
      <style:text-properties fo:color="#000000" fo:font-weight="bold" style:font-weight-asian="bold" style:font-weight-complex="bold" loext:padding="0cm" loext:border="none"/>
    </style:style>
    <style:style style:name="T14" style:family="text">
      <style:text-properties fo:color="#000000" style:font-name="Verdana" fo:font-size="13pt" fo:font-weight="normal" officeooo:rsid="000b47f8" fo:background-color="transparent" loext:char-shading-value="0" style:font-name-asian="NSimSun" style:font-size-asian="13pt" style:font-weight-asian="normal" style:font-name-complex="Lucida Sans" style:font-size-complex="13pt" style:font-weight-complex="normal" loext:padding="0cm" loext:border="none"/>
    </style:style>
    <style:style style:name="T15" style:family="text">
      <style:text-properties fo:color="#000000" style:font-name="Verdana" fo:font-size="13pt" fo:font-weight="normal" fo:background-color="transparent" loext:char-shading-value="0" style:font-name-asian="NSimSun" style:font-size-asian="13pt" style:font-weight-asian="normal" style:font-name-complex="Lucida Sans" style:font-size-complex="13pt" style:font-weight-complex="normal" loext:padding="0cm" loext:border="none"/>
    </style:style>
    <style:style style:name="T16" style:family="text">
      <style:text-properties fo:color="#000000" style:font-name="Verdana" fo:font-size="13pt" style:text-underline-style="solid" style:text-underline-width="auto" style:text-underline-color="font-color" fo:font-weight="normal" officeooo:rsid="000b47f8" fo:background-color="transparent" loext:char-shading-value="0" style:font-name-asian="NSimSun" style:font-size-asian="13pt" style:font-weight-asian="normal" style:font-name-complex="Lucida Sans" style:font-size-complex="13pt" style:font-weight-complex="normal" loext:padding="0cm" loext:border="none"/>
    </style:style>
    <style:style style:name="T17" style:family="text">
      <style:text-properties fo:color="#000000" style:font-name="Verdana" fo:font-size="13pt" style:text-underline-style="solid" style:text-underline-width="auto" style:text-underline-color="font-color" fo:font-weight="normal" fo:background-color="transparent" loext:char-shading-value="0" style:font-name-asian="NSimSun" style:font-size-asian="13pt" style:font-weight-asian="normal" style:font-name-complex="Lucida Sans" style:font-size-complex="13pt" style:font-weight-complex="normal" loext:padding="0cm" loext:border="none"/>
    </style:style>
    <style:style style:name="T18" style:family="text">
      <style:text-properties fo:color="#000000" style:font-name="Verdana" fo:font-size="13pt" fo:font-style="italic" fo:font-weight="bold" style:font-size-asian="13pt" style:font-style-asian="italic" style:font-weight-asian="bold" style:font-size-complex="13pt" style:font-style-complex="italic" style:font-weight-complex="bold" loext:padding="0cm" loext:border="none"/>
    </style:style>
    <style:style style:name="T19" style:family="text">
      <style:text-properties fo:color="#000000" style:font-name="Verdana" fo:font-size="13pt" fo:font-weight="bold" officeooo:rsid="000d6b12" style:font-name-asian="NSimSun" style:font-size-asian="13pt" style:font-weight-asian="bold" style:font-name-complex="Lucida Sans" style:font-size-complex="13pt" style:font-weight-complex="bold" loext:padding="0cm" loext:border="none"/>
    </style:style>
    <style:style style:name="T20" style:family="text">
      <style:text-properties fo:color="#000000" style:font-name="Verdana" fo:font-size="13pt" fo:font-weight="bold" officeooo:rsid="000b47f8" style:font-name-asian="NSimSun" style:font-size-asian="13pt" style:font-weight-asian="bold" style:font-name-complex="Lucida Sans" style:font-size-complex="13pt" style:font-weight-complex="bold" loext:padding="0cm" loext:border="none"/>
    </style:style>
    <style:style style:name="T21" style:family="text">
      <style:text-properties fo:color="#000000" fo:font-weight="normal" officeooo:rsid="000b4823" style:font-weight-asian="normal" style:font-weight-complex="normal" loext:padding="0cm" loext:border="none"/>
    </style:style>
    <style:style style:name="T22" style:family="text">
      <style:text-properties fo:background-color="transparent" loext:char-shading-value="0"/>
    </style:style>
    <style:style style:name="T23" style:family="text">
      <style:text-properties officeooo:rsid="000d0288"/>
    </style:style>
    <style:style style:name="T24" style:family="text">
      <style:text-properties officeooo:rsid="000d6b12"/>
    </style:style>
    <style:style style:name="T25" style:family="text">
      <style:text-properties officeooo:rsid="000dc5f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Introduction-/-Problem-/-Proposal"/>Introduction / Problem / Proposal</text:h>
      <text:p text:style-name="P19"/>
      <text:h text:style-name="P3" text:outline-level="2"/>
      <text:h text:style-name="P5" text:outline-level="2"><text:bookmark text:name="How-can-the-public-administration-guide-Barcelona-city-towards-a-more-equal-and-pleasant-city-for-it´s-citizens?"/>How can the public administration guide Barcelona city towards a more equal and pleasant city for it´s citizens?</text:h>
      <text:p text:style-name="P21"/>
      <text:p text:style-name="P27">We know that cities are not all the same. Their configuration is unequal, the number and types of venues, the public spaces for leisure activities, the criminality rates, the rental prices, <text:span text:style-name="T1">between others,</text:span> all of these aspects are different and in some part that represents a better or worse quality of live for the individuals and families as well as for the comunity as a whole.</text:p>
      <text:p text:style-name="P27"/>
      <text:p text:style-name="P27">If the public authority have up-to-date information about how the neighborhoods are configured and the metrics that are relevant in order to orient the public policies it can make the best decisions aiming to provide a better distributed city to all.</text:p>
      <text:p text:style-name="P27"/>
      <text:p text:style-name="P27">A more equally distributed city would improve the general quality of life. People <text:s/>wouldn´t need to go far away from their homes to work, to entertainment, to shop, to have family time, in short, to live. And that would reflect on smaller traffic jams, better air quality, healthier ways of transportation, growth of the local neighborhood economy, less time on the way and more time doing the things you like/need.</text:p>
      <text:h text:style-name="P7" text:outline-level="3"/>
      <text:h text:style-name="P8" text:outline-level="3"/>
      <text:h text:style-name="P14" text:outline-level="3"><text:span text:style-name="T23">O</text:span>bjectives:</text:h>
      <text:p text:style-name="P22"/>
      <text:p text:style-name="P28">The main objective of this work is to provide the stakeholders with relevant information to decision making.</text:p>
      <text:p text:style-name="P28"/>
      <text:p text:style-name="P28"/>
      <text:h text:style-name="P12" text:outline-level="3"><text:span text:style-name="T8"/></text:h>
      <text:h text:style-name="P12" text:outline-level="3"><text:span text:style-name="T8"/></text:h>
      <text:h text:style-name="P15" text:outline-level="3"><text:span text:style-name="T8">Possible stakeholders</text:span></text:h>
      <text:p text:style-name="P23"><text:span text:style-name="T9"/></text:p>
      <text:p text:style-name="P37"><text:span text:style-name="T18">Public Power</text:span></text:p>
      <text:list xml:id="list444640236" text:style-name="L5">
        <text:list-item>
          <text:p text:style-name="P42"><text:soft-page-break/><text:span text:style-name="T11">E</text:span><text:span text:style-name="T10">xplore the final result in order to see what are the neighborhoods with fewer number o</text:span><text:span text:style-name="T12">f</text:span><text:span text:style-name="T10"> public squares (green area) in order to plan the construction of new ones.</text:span></text:p>
        </text:list-item>
        <text:list-item>
          <text:p text:style-name="P43"><text:span text:style-name="T11">See what are the predominant kind of venues by neighborhood in order to create </text:span><text:span text:style-name="T12">orient which categpories should be subsidized and where.</text:span></text:p>
        </text:list-item>
      </text:list>
      <text:p text:style-name="P46"><text:span text:style-name="T13">Civil Society Groups</text:span></text:p>
      <text:list xml:id="list179480347" text:style-name="L6">
        <text:list-item>
          <text:p text:style-name="P44"><text:span text:style-name="T12">K</text:span><text:span text:style-name="T10">now what areas of the city are under real state speculation </text:span><text:span text:style-name="T12">proccess </text:span><text:span text:style-name="T10">in order to plan actions against it.</text:span></text:p>
        </text:list-item>
      </text:list>
      <text:p text:style-name="P20"><text:span text:style-name="T6">Individuals</text:span> </text:p>
      <text:list xml:id="list1054232065" text:style-name="L7">
        <text:list-item>
          <text:p text:style-name="P45"><text:span text:style-name="T21">Analyse different aspects of the neighborhoods in order to choose the most interesting one for buying an appartment or invest in a business.</text:span></text:p>
          <text:p text:style-name="P41"/>
        </text:list-item>
      </text:list>
      <text:h text:style-name="P7" text:outline-level="3"/>
      <text:h text:style-name="P11" text:outline-level="3"/>
      <text:h text:style-name="P13" text:outline-level="3"><text:bookmark text:name="Metrics-that-will-be-raised:"/><text:span text:style-name="T2">Data</text:span></text:h>
      <text:p text:style-name="P21"/>
      <text:h text:style-name="P4" text:outline-level="2"><text:span text:style-name="T23">I</text:span>´ll us<text:span text:style-name="T23">e</text:span> 3 data sources:</text:h>
      <text:p text:style-name="P29"/>
      <text:h text:style-name="P9" text:outline-level="3"><text:span text:style-name="T5">The foursquare API</text:span><text:bookmark text:name="Description:"/><text:span text:style-name="T5">:</text:span></text:h>
      <text:h text:style-name="P9" text:outline-level="3"><text:span text:style-name="T7"/></text:h>
      <text:h text:style-name="P9" text:outline-level="3"><text:span text:style-name="T3">The foursquare API will provide us with the neighborhoods´ venu</text:span><text:span text:style-name="T4">es´ names</text:span><text:span text:style-name="T3">, their category and location.</text:span></text:h>
      <text:p text:style-name="P25"><text:span text:style-name="T3"/></text:p>
      <text:p text:style-name="P26"><text:span text:style-name="T3">Description:</text:span></text:p>
      <text:p text:style-name="P26"><text:span text:style-name="T3"/></text:p>
      <text:p text:style-name="P26"><text:span text:style-name="T3">The foursquare API will provide us with the neighborhoods´ venues, their category and location.</text:span></text:p>
      <text:h text:style-name="P50" text:outline-level="4"/>
      <text:h text:style-name="P18" text:outline-level="3"><text:bookmark text:name="-https://www.bcn.cat/estadistica/castella/dades/timm/ipreus/habllo/a2020/tbarris2.htm"/><text:span text:style-name="T19">Prices per square meter per neighborhood:</text:span></text:h>
      <text:h text:style-name="P17" text:outline-level="3"><text:a xlink:type="simple" xlink:href="https://www.bcn.cat/estadistica/castella/dades/timm/ipreus/habllo/a2020/tbarris2.htm" text:style-name="Internet_20_link" text:visited-style-name="Visited_20_Internet_20_Link"><text:span text:style-name="T16"/></text:a></text:h>
      <text:h text:style-name="P17" text:outline-level="3"><text:a xlink:type="simple" xlink:href="https://www.bcn.cat/estadistica/castella/dades/timm/ipreus/habllo/a2020/tbarris2.htm" text:style-name="Internet_20_link" text:visited-style-name="Visited_20_Internet_20_Link"><text:span text:style-name="T16">https://www.bcn.cat/estadistica/castella/dades/timm/ipreus/habllo/a2020/tbarris2.htm</text:span></text:a></text:h>
      <text:p text:style-name="P38"><text:span text:style-name="T16"/></text:p>
      <text:p text:style-name="P40"><text:span text:style-name="T14">D</text:span><text:span text:style-name="T15">escription:</text:span></text:p>
      <text:p text:style-name="P39"><text:span text:style-name="T17"/></text:p>
      <text:p text:style-name="P33"><text:span text:style-name="T22">This table, provided by the statstics´ city hall website, have the monthly average prices per square meter. This will be our source in order to get the rental prices for each neighborhood in Barcelona city.</text:span></text:p>
      <text:p text:style-name="P33"><text:span text:style-name="T22"/></text:p>
      <text:p text:style-name="P38"><text:soft-page-break/><text:span text:style-name="T16"/></text:p>
      <text:h text:style-name="P18" text:outline-level="3"><text:span text:style-name="T19">T</text:span><text:span text:style-name="T20">he Annual Statistics Report for the city of Barcelona:</text:span></text:h>
      <text:h text:style-name="P17" text:outline-level="3"><text:a xlink:type="simple" xlink:href="http://www.bcn.cat/estadistica/catala/dades/anuari/Anuari2020_AAFF.pdf" text:style-name="Internet_20_link" text:visited-style-name="Visited_20_Internet_20_Link"><text:span text:style-name="T16"/></text:a></text:h>
      <text:h text:style-name="P17" text:outline-level="3"><text:a xlink:type="simple" xlink:href="http://www.bcn.cat/estadistica/catala/dades/anuari/Anuari2020_AAFF.pdf" text:style-name="Internet_20_link" text:visited-style-name="Visited_20_Internet_20_Link"><text:span text:style-name="T16">http://www.bcn.cat/estadistica/catala/dades/anuari/Anuari2020_AAFF.pdf</text:span></text:a></text:h>
      <text:h text:style-name="P50" text:outline-level="4"/>
      <text:h text:style-name="P50" text:outline-level="4"><text:bookmark text:name="Description:2"/>Description:</text:h>
      <text:p text:style-name="P30"/>
      <text:p text:style-name="P30">This pdf is the Annual Statistics Report for the city of Barcelona. It encompasses many different information about the city. The <text:span text:style-name="T24">information</text:span> <text:s/><text:span text:style-name="T24">I´m</text:span> after is on page 213, where we have the criminality rates for the boroughs of the city. The numbers <text:span text:style-name="T24">I</text:span>´ll be using are the "whole" numbers of criminality rates. That means that we won´t explode the numbers into the specific crimes, because, in <text:span text:style-name="T24">my</text:span> opinion, it would prejudice visualization and comprehensiveness of the work.</text:p>
      <text:p text:style-name="P30"/>
      <text:p text:style-name="P30"/>
      <text:p text:style-name="P32">GeoJson file containing the Borough´s boundaries:</text:p>
      <text:p text:style-name="P32"/>
      <text:p text:style-name="P49">https://raw.githubusercontent.com/martgnz/bcn-geodata/master/districtes/districtes.geojson</text:p>
      <text:p text:style-name="P35"/>
      <text:p text:style-name="P34">Description:</text:p>
      <text:p text:style-name="P34"/>
      <text:p text:style-name="P34">We found this file in a repository in GitHub. It cointains all the necessary lat and long point marking all the boundaries of Barcelona´s boroughs.</text:p>
      <text:h text:style-name="P50" text:outline-level="4"/>
      <text:p text:style-name="P47"/>
      <text:p text:style-name="P48"/>
      <text:h text:style-name="P16" text:outline-level="3"><text:bookmark text:name="Methodology:"/>Methodology</text:h>
      <text:p text:style-name="P21"/>
      <text:p text:style-name="P27">The final work ha<text:span text:style-name="T25">s</text:span> <text:span text:style-name="T1">6</text:span> parts.</text:p>
      <text:p text:style-name="P27">One part will compare the neighborhoods´ venues using clustering and show it on a dataframe format.</text:p>
      <text:p text:style-name="P27"/>
      <text:p text:style-name="P27">The other part will consist on plotting on Barcelona´s map the similar neighborhood clusters, as well as the rental prices per sq. meter and the criminality rates for the borough that contains the neighborhood.</text:p>
      <text:p text:style-name="P27">Extra: we´ll also try to use machine learning in order to predict the future prices and crimilaity rates.</text:p>
      <text:p text:style-name="P27"/>
      <text:p text:style-name="P36"><text:soft-page-break/>Results:</text:p>
      <text:p text:style-name="P24"/>
      <text:p text:style-name="P36">Discussion:</text:p>
      <text:p text:style-name="P24"/>
      <text:p text:style-name="P31">Talk about the limitations of this study and how would you improve it.</text:p>
      <text:p text:style-name="P31"/>
      <text:p text:style-name="P36">Conclusion:</text:p>
      <text:p text:style-name="P24"/>
      <text:p text:style-name="P24"/>
      <text:h text:style-name="P6" text:outline-level="3"/>
      <text:h text:style-name="P10" text:outline-level="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Yu Gothic Medium" svg:font-family="'Yu Gothic Medium'"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1T23:48:12.429000000</meta:creation-date>
    <meta:editing-duration>PT6M4S</meta:editing-duration>
    <meta:editing-cycles>3</meta:editing-cycles>
    <meta:generator>LibreOffice/6.1.4.2$Windows_X86_64 LibreOffice_project/9d0f32d1f0b509096fd65e0d4bec26ddd1938fd3</meta:generator>
    <dc:date>2021-02-12T01:23:29.508000000</dc:date>
    <meta:document-statistic meta:table-count="0" meta:image-count="0" meta:object-count="0" meta:page-count="4" meta:paragraph-count="43" meta:word-count="618" meta:character-count="3978" meta:non-whitespace-character-count="3404"/>
  </office:meta>
</office:document-meta>
</file>